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adrão_7e_LT_7e_Titel" style:list-style-name="">
      <style:paragraph-properties fo:margin-top="0cm" fo:margin-bottom="0cm" fo:text-align="center" style:justify-single-word="false" style:text-autospace="none" style:writing-mode="lr-tb"/>
      <style:text-properties fo:color="#000000" style:text-outline="false" style:text-line-through-style="none" style:font-name="Times New Roman1" fo:font-size="28pt" fo:letter-spacing="normal" fo:font-style="normal" fo:text-shadow="none" style:text-underline-style="none" fo:font-weight="normal" style:letter-kerning="true" style:font-name-asian="Times New Roman1" style:font-size-asian="28pt" style:font-style-asian="normal" style:font-weight-asian="normal" style:font-name-complex="Times New Roman1" style:font-size-complex="2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6pt" fo:letter-spacing="normal" fo:font-style="normal" fo:text-shadow="none" style:text-underline-style="none" fo:font-weight="normal" style:letter-kerning="true" style:font-name-asian="Times New Roman1" style:font-size-asian="16pt" style:font-style-asian="normal" style:font-weight-asian="normal" style:font-name-complex="Times New Roman1" style:font-size-complex="1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6pt" fo:letter-spacing="normal" fo:font-style="normal" fo:text-shadow="none" style:text-underline-style="none" fo:font-weight="bold" style:letter-kerning="true" style:font-name-asian="Times New Roman1" style:font-size-asian="16pt" style:font-style-asian="normal" style:font-weight-asian="bold" style:font-name-complex="Times New Roman1" style:font-size-complex="16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8pt" fo:letter-spacing="normal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1" fo:font-size="18pt" fo:letter-spacing="normal" fo:font-style="normal" fo:text-shadow="none" style:text-underline-style="none" fo:font-weight="bold" style:letter-kerning="true" style:font-name-asian="Times New Roman1" style:font-size-asian="18pt" style:font-style-asian="normal" style:font-weight-asian="bold" style:font-name-complex="Times New Roman1" style:font-size-complex="18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font-name="Times New Roman1" fo:font-size="16pt" fo:letter-spacing="normal" style:font-name-asian="Times New Roman1" style:font-size-asian="16pt" style:font-name-complex="Times New Roman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– cap3</text:p>
      <text:p text:style-name="P1"/>
      <text:p text:style-name="P3">O que é o núcleo do sistema e quais são suas principais funções? </text:p>
      <text:p text:style-name="P2"/>
      <text:p text:style-name="P2">É o conjunto de rotinas que oferece serviços aos usuários, suas aplicações, além do próprio sistema operacional. As principais funções do núcleo encontradas na maioria dos sistemas comerciais são: tratamento de interrupções e exceções; criação e eliminação de processos e threads; sincronização e comunicação entre processos e threads; escalonamento e controle dos processos e threads; gerência de memória; gerência do sistema de arquivos; gerência de dispositivos de E/S; suporte à redes locais e distribuídas; contabilização do uso do sistema; auditoria e segurança do sistema </text:p>
      <text:p text:style-name="P2"/>
      <text:p text:style-name="P2"/>
      <text:p text:style-name="P3">2) O que é uma system call e qual sua importância para a segurança do sistema? Como as system calls são utilizadas por um programa? </text:p>
      <text:p text:style-name="P2"/>
      <text:p text:style-name="P2">As system calls podem ser entendidas como uma porta de entrada para o acesso ao núcleo do sistema operacional e a seus serviços. Sempre que um usuário ou aplicação desejar algum serviço do sistema, é realizada uma chamada a uma de suas rotinas através de uma system call. Através dos parâmetros fornecidos na system call, a solicitação é processada e uma resposta é retornada a aplicação juntamente com um estado de conclusão indicando se houve algum erro. O mecanismo de ativação e comunicação entre o programa e o sistema operacional é semelhante ao mecanismo implementado quando um programa chama uma subrotina. </text:p>
      <text:p text:style-name="P2"/>
      <text:p text:style-name="P2"/>
      <text:p text:style-name="P3">3) O que são instruções privilegiadas e não-privilegiadas ? Qual a relação dessas instruções com os modos de acesso? </text:p>
      <text:p text:style-name="P3"/>
      <text:p text:style-name="P2">Instruções privilegiadas são instruções que só devem ser executadas pelo sistema operacional ou sob sua supervisão, impedindo, assim, a ocorrência de problemas de segurança e integridade do sistema. As instruções não-privilegiadas não oferecem risco ao sistema. Quando o processador trabalha no modo usuário, uma aplicação só pode executar instruções não-privilegiadas, tendo acesso a um número reduzido de instruções, enquanto <text:soft-page-break/>no modo kernel ou supervisor a aplicação pode ter acesso ao conjunto total de instruções do processador. </text:p>
      <text:p text:style-name="P2"/>
      <text:p text:style-name="P2"/>
      <text:p text:style-name="P3">4) Quais das instruções a seguir devem ser executadas apenas em modo kernel? </text:p>
      <text:p text:style-name="P3"/>
      <text:p text:style-name="P6"><text:tab/><text:span text:style-name="T1">Desabilitar todas as interrupções; </text:span></text:p>
      <text:p text:style-name="P6"><text:tab/><text:span text:style-name="T1">Alterar a data e a hora do sistema; </text:span></text:p>
      <text:p text:style-name="P6"><text:tab/><text:span text:style-name="T1">Alterar informações residentes no núcleo do sistema; </text:span></text:p>
      <text:p text:style-name="P6"><text:tab/><text:span text:style-name="T1">Acessar diretamente a posição no disco. </text:span></text:p>
      <text:p text:style-name="P6"><text:span text:style-name="T1"/></text:p>
      <text:p text:style-name="P6"><text:span text:style-name="T1"/></text:p>
      <text:p text:style-name="P3">5) Explique como funciona a mudança de modos de acesso e dê um exemplo de como um programa faz uso desse mecanismo.</text:p>
      <text:p text:style-name="P2"/>
      <text:p text:style-name="P2">Sempre que um programa necessita executar uma instrução privilegiada, a solicitação deve ser realizada através de uma chamada a uma system call, que altera o modo de acesso do processador do modo usuário para o modo kernel. Ao término da execução da rotina do sistema, o modo de acesso retorna para o modo usuário. <text:s/></text:p>
      <text:p text:style-name="P2"/>
      <text:p text:style-name="P2"/>
      <text:p text:style-name="P3">6) Como o Kernel do sistema operacional pode ser protegido pelo mecanismo de modo de acesso? </text:p>
      <text:p text:style-name="P2"/>
      <text:p text:style-name="P2">Através do modo de acesso de uma aplicação determinado por um conjunto de bits localizado no registrador de status do processador ou PSW. Através desse registrador, o hardware verifica se a instrução pode ou não ser executada pela aplicação, possibilitando proteger o kernel do sistema operacional de um acesso indevido. </text:p>
      <text:p text:style-name="P2"/>
      <text:p text:style-name="P2"/>
      <text:p text:style-name="P3">7) Compare as arquiteturas monolíticas e de camadas. Quais as vantagens e desvantagens de cada arquitetura? </text:p>
      <text:p text:style-name="P2"/>
      <text:p text:style-name="P2">A arquitetura monolítica pode ser comparada com uma aplicação formada por vários módulos que são compilados separadamente e depois linkados, formando um grande e único programa executável, onde os módulos <text:soft-page-break/>podem interagir livremente. Na arquitetura de camadas, o sistema é dividido em níveis sobrepostos. Cada camada oferece um conjunto de funções que podem ser utilizadas apenas pelas camadas superiores. A vantagem da estruturação em camadas é isolar as funções do sistema operacional, facilitando sua manutenção e depuração, além de criar uma hierarquia de níveis de modos de acesso, protegendo as camadas mais internas. Uma desvantagem para o modelo de camadas é o desempenho. Cada nova camada implica em </text:p>
      <text:p text:style-name="P2"/>
      <text:p text:style-name="P2"/>
      <text:p text:style-name="P3">8) Quais as vantagens do modelo de máquina virtual? </text:p>
      <text:p text:style-name="P2"/>
      <text:p text:style-name="P2">Além de permitir a convivência de sistemas operacionais diferentes no mesmo computador, a vantagem desse modelo é criar um isolamento total entre cada VM, oferecendo grande segurança para cada máquina virtual. </text:p>
      <text:p text:style-name="P2"/>
      <text:p text:style-name="P2"/>
      <text:p text:style-name="P3">9) Como funciona o modelo cliente-servidor na arquitetura microkernel? Quais as vantagens e desvantagens dessa arquitetura? </text:p>
      <text:p text:style-name="P2"/>
      <text:p text:style-name="P2">Sempre que uma aplicação deseja algum serviço, é realizada uma solicitação ao processo responsável. Neste caso, a aplicação que solicita o serviço é chamada de cliente, enquanto o processo que responde à solicitação é chamado de servidor. Um cliente, que pode ser uma aplicação de um usuário ou um outro componente do sistema operacional, solicita um serviço enviando uma mensagem para o servidor. O servidor responde ao cliente através de uma outra mensagem. A utilização deste modelo permite que os servidores executem em modo usuário, ou seja, não tenham acesso direto a certos componentes do sistema. Apenas o núcleo do sistema, responsável pela comunicação entre clientes e servidores, executa no modo kernel. Como conseqüência, se ocorrer um erro em um servidor, este poderá parar, mas o sistema não ficará inteiramente comprometido, aumentando assim a sua disponibilidade. Outra vantagem é que a arquitetura microkernel permite isolar as funções do sistema operacional por diversos processos servidores pequenos e dedicados a serviços específicos, tornado o núcleo menor, mais fácil de depurar e, conseqüentemente, aumentando sua confiabilidade. Na arquitetura microkernel, o sistema operacional passa a ser de mais fácil manutenção, flexível e de maior portabilidade. Apesar de todas as vantagens deste <text:soft-page-break/>modelo, sua implementação, na prática, é muito difícil. Primeiro existe o problema de desempenho, devido a necessidade de mudança de modo de acesso a cada comunicação entre clientes e servidores. Outro problema é que certas funções do sistema operacional exigem acesso direto ao hardware, como operações de E/S. </text:p>
      <text:p text:style-name="P2"/>
      <text:p text:style-name="P2"/>
      <text:p text:style-name="P5">10) Por que a utilização da programação orientada a objetos é um caminho natural para o projeto de sistemas operacionais?</text:p>
      <text:p text:style-name="P4"/>
      <text:p text:style-name="P4">Existe uma série de vantagens na utilização de programação por objetos no projeto e na implementação de sistemas operacionais. Os principais benefícios são: melhoria na organização das funções e recursos do sistema; redução no tempo de desenvolvimento; maior facilidade na manutenção e extensão do sistema; facilidade de implementação do modelo de computação distribuída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Objeto_20_sem_20_preenchimento_20_e_20_sem_20_linha" style:display-name="Objeto sem preenchimento e sem linha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Lucida Sans" fo:font-size="32pt" fo:letter-spacing="normal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/>
      <style:text-properties fo:font-size="24pt" style:font-size-asian="24pt" style:font-size-complex="24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/>
      <style:text-properties fo:font-size="20pt" style:font-size-asian="20pt" style:font-size-complex="20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Contorno_20_1" style:display-name="Contorno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Lucida Sans" fo:font-size="32pt" fo:letter-spacing="normal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Contorno_20_2" style:display-name="Contorno 2" style:family="paragraph" style:parent-style-name="Contorno_20_1">
      <style:paragraph-properties fo:margin-top="0cm" fo:margin-bottom="0.4cm"/>
      <style:text-properties fo:font-size="24pt" style:font-size-asian="24pt" style:font-size-complex="24pt"/>
    </style:style>
    <style:style style:name="Contorno_20_3" style:display-name="Contorno 3" style:family="paragraph" style:parent-style-name="Contorno_20_2">
      <style:paragraph-properties fo:margin-top="0cm" fo:margin-bottom="0.3cm"/>
      <style:text-properties fo:font-size="20pt" style:font-size-asian="20pt" style:font-size-complex="20pt"/>
    </style:style>
    <style:style style:name="Contorno_20_4" style:display-name="Contorno 4" style:family="paragraph" style:parent-style-name="Contorno_20_3">
      <style:paragraph-properties fo:margin-top="0cm" fo:margin-bottom="0.199cm"/>
    </style:style>
    <style:style style:name="Contorno_20_5" style:display-name="Contorno 5" style:family="paragraph" style:parent-style-name="Contorno_20_4">
      <style:paragraph-properties fo:margin-top="0cm" fo:margin-bottom="0.101cm"/>
    </style:style>
    <style:style style:name="Contorno_20_6" style:display-name="Contorno 6" style:family="paragraph" style:parent-style-name="Contorno_20_5"/>
    <style:style style:name="Contorno_20_7" style:display-name="Contorno 7" style:family="paragraph" style:parent-style-name="Contorno_20_6"/>
    <style:style style:name="Contorno_20_8" style:display-name="Contorno 8" style:family="paragraph" style:parent-style-name="Contorno_20_7"/>
    <style:style style:name="Contorno_20_9" style:display-name="Contorno 9" style:family="paragraph" style:parent-style-name="Contorno_20_8"/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/>
    </style:style>
    <style:style style:name="WW-Título112" style:family="paragraph" style:parent-style-name="Standard">
      <style:paragraph-properties fo:margin-top="0.42cm" fo:margin-bottom="0.21cm"/>
    </style:style>
    <style:style style:name="WW-Título212" style:family="paragraph" style:parent-style-name="Standard">
      <style:paragraph-properties fo:margin-top="0.42cm" fo:margin-bottom="0.21cm"/>
    </style:style>
    <style:style style:name="WW-Título123456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/>
    </style:style>
    <style:style style:name="WW-Título1123" style:family="paragraph" style:parent-style-name="Standard">
      <style:paragraph-properties fo:margin-top="0.42cm" fo:margin-bottom="0.21cm"/>
    </style:style>
    <style:style style:name="WW-Título2123" style:family="paragraph" style:parent-style-name="Standard">
      <style:paragraph-properties fo:margin-top="0.42cm" fo:margin-bottom="0.21cm"/>
    </style:style>
    <style:style style:name="WW-Título12345678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/>
    </style:style>
    <style:style style:name="WW-Título11234" style:family="paragraph" style:parent-style-name="Standard">
      <style:paragraph-properties fo:margin-top="0.42cm" fo:margin-bottom="0.21cm"/>
    </style:style>
    <style:style style:name="WW-Título21234" style:family="paragraph" style:parent-style-name="Standard">
      <style:paragraph-properties fo:margin-top="0.42cm" fo:margin-bottom="0.21cm"/>
    </style:style>
    <style:style style:name="WW-Título12345678910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/>
    </style:style>
    <style:style style:name="WW-Título112345" style:family="paragraph" style:parent-style-name="Standard">
      <style:paragraph-properties fo:margin-top="0.42cm" fo:margin-bottom="0.21cm"/>
    </style:style>
    <style:style style:name="WW-Título212345" style:family="paragraph" style:parent-style-name="Standard">
      <style:paragraph-properties fo:margin-top="0.42cm" fo:margin-bottom="0.21cm"/>
    </style:style>
    <style:style style:name="WW-Título1234567891011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2-06-15T10:30:06.70</meta:creation-date>
    <meta:document-statistic meta:table-count="0" meta:image-count="0" meta:object-count="0" meta:page-count="4" meta:paragraph-count="24" meta:word-count="999" meta:character-count="6465"/>
    <dc:date>2022-06-15T10:35:16.48</dc:date>
    <dc:creator>Jorge Nami Harbes</dc:creator>
    <meta:editing-duration>PT5M10S</meta:editing-duration>
    <meta:editing-cycles>1</meta:editing-cycles>
    <meta:generator>OpenOffice/4.1.9$Win32 OpenOffice.org_project/419m1$Build-9805</meta:generator>
  </office:meta>
</office:document-meta>
</file>